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962d3" officeooo:paragraph-rsid="003962d3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5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officeooo:paragraph-rsid="00378d76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f7d5" officeooo:paragraph-rsid="003ad4bd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1f7d5" officeooo:paragraph-rsid="0032f0ed" style:font-name-asian="Arial3" style:font-size-asian="12pt" style:font-style-asian="normal" style:font-weight-asian="normal" style:font-name-complex="Arial3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3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5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officeooo:paragraph-rsid="0037ead7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officeooo:paragraph-rsid="003ad4bd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962d3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962d3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ead7" style:font-size-asian="12pt" style:font-style-asian="normal" style:font-weight-asian="normal" style:font-size-complex="12pt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84880" style:font-size-asian="12pt" style:font-style-asian="normal" style:font-weight-asian="normal" style:font-size-complex="12pt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text-emphasize="none"/>
    </style:style>
    <style:style style:name="T16" style:family="text">
      <style:text-properties officeooo:rsid="00129edb"/>
    </style:style>
    <style:style style:name="T17" style:family="text">
      <style:text-properties officeooo:rsid="001adce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0" style:family="text">
      <style:text-properties officeooo:rsid="002f63c7"/>
    </style:style>
    <style:style style:name="T21" style:family="text">
      <style:text-properties fo:language="ro" fo:country="RO" officeooo:rsid="002f63c7" style:font-size-asian="12pt" style:font-size-complex="12pt"/>
    </style:style>
    <style:style style:name="T22" style:family="text">
      <style:text-properties fo:language="ro" fo:country="RO" officeooo:rsid="00254b51" style:font-size-asian="12pt" style:font-size-complex="12pt"/>
    </style:style>
    <style:style style:name="T23" style:family="text">
      <style:text-properties fo:language="ro" fo:country="RO" officeooo:rsid="0035abf2" style:font-size-asian="12pt" style:font-size-complex="12pt"/>
    </style:style>
    <style:style style:name="T24" style:family="text">
      <style:text-properties fo:language="ro" fo:country="RO" officeooo:rsid="0036ebcb" style:font-size-asian="12pt" style:font-size-complex="12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5abf2" style:font-size-asian="12pt" style:font-style-asian="normal" style:font-weight-asian="normal" style:font-size-complex="12pt" style:text-emphasize="none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7ead7" style:font-size-asian="12pt" style:font-style-asian="normal" style:font-weight-asian="normal" style:font-size-complex="12pt" style:text-emphasize="none"/>
    </style:style>
    <style:style style:name="T27" style:family="text">
      <style:text-properties style:font-name="Arial2"/>
    </style:style>
    <style:style style:name="T28" style:family="text">
      <style:text-properties style:font-name="Arial2" officeooo:rsid="00384880"/>
    </style:style>
    <style:style style:name="T29" style:family="text">
      <style:text-properties officeooo:rsid="003848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26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4"><text:span text:style-name="T23">Sort button</text:span><text:span text:style-name="T21"> </text:span><text:span text:style-name="T22">–</text:span><text:span text:style-name="T23"> </text:span><text:span text:style-name="T24">user can not select </text:span><text:span text:style-name="T25">sort by </text:span><text:span text:style-name="T26">price (low to high)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1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2"><text:span text:style-name="T4">2</text:span><text:span text:style-name="T5">5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6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8">Chrome </text:span><text:span text:style-name="T19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7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0">1</text:span></text:p>
          </table:table-cell>
        </table:table-row>
      </table:table>
      <text:p text:style-name="P1"/>
      <text:p text:style-name="P1"/>
      <text:p text:style-name="P10">Description</text:p>
      <text:p text:style-name="P27"><text:span text:style-name="T11">When click</text:span><text:span text:style-name="T13">ing</text:span><text:span text:style-name="T11"> sort by </text:span><text:span text:style-name="T12">price (low to high)</text:span><text:span text:style-name="T11">,</text:span><text:span text:style-name="T10"> the sort button remains</text:span><text:span text:style-name="T13"> unchanged (</text:span><text:span text:style-name="T10">first default state of sorting filter </text:span><text:span text:style-name="T13">- </text:span><text:span text:style-name="T10">name A to Z) and products are </text:span><text:span text:style-name="T13">still </text:span><text:span text:style-name="T10">sorted by name from A to Z.</text:span></text:p>
      <text:p text:style-name="P17"/>
      <text:p text:style-name="P19"><text:s text:c="2"/></text:p>
      <text:p text:style-name="P10">Steps to reproduce</text:p>
      <text:p text:style-name="P15">1. access site www.saucedemo.com in Chrome </text:p>
      <text:p text:style-name="P23"><text:span text:style-name="T7">2. insert valid data in field “Username” </text:span><text:span text:style-name="T8">(</text:span><text:span text:style-name="T9">error</text:span><text:span text:style-name="T8">_user)</text:span></text:p>
      <text:p text:style-name="P23"><text:span text:style-name="T7">3. insert valid data in field “Password” </text:span><text:span text:style-name="T8">(secret_sauce)</text:span></text:p>
      <text:p text:style-name="P16">4. press “Login” button</text:p>
      <text:p text:style-name="P25"><text:span text:style-name="T14">5. c</text:span><text:span text:style-name="T15">lick</text:span><text:span text:style-name="T14"> from sort button the sorting </text:span><text:span text:style-name="T11">by </text:span><text:span text:style-name="T12">price (low to high)</text:span></text:p>
      <text:p text:style-name="P11"/>
      <text:p text:style-name="P11"/>
      <text:p text:style-name="P10">Expected result</text:p>
      <text:p text:style-name="P27"><text:span text:style-name="T11">When click</text:span><text:span text:style-name="T13">ing</text:span><text:span text:style-name="T11"> sort by </text:span><text:span text:style-name="T12">price (low to high)</text:span><text:span text:style-name="T11">,</text:span><text:span text:style-name="T12"> the sort button</text:span><text:span text:style-name="T13"> changes to</text:span><text:span text:style-name="T12"> </text:span><text:span text:style-name="T13">sort</text:span><text:span text:style-name="T11"> by </text:span><text:span text:style-name="T12">price (low to high) and products are sorted </text:span><text:span text:style-name="T11">by </text:span><text:span text:style-name="T12">price from low to high.</text:span></text:p>
      <text:p text:style-name="P17"/>
      <text:p text:style-name="P14"/>
      <text:p text:style-name="P10">Actual result</text:p>
      <text:p text:style-name="P18"><text:span text:style-name="T28">T</text:span><text:span text:style-name="T27">he sort button remains </text:span><text:span text:style-name="T28">unchanged (</text:span><text:span text:style-name="T27">first </text:span>default state of sorting filter<text:span text:style-name="T29"> - </text:span>name A to Z) and products are <text:span text:style-name="T29">still </text:span>sorted by name from A to Z.</text:p>
      <text:p text:style-name="P20"/>
      <text:p text:style-name="P13"/>
      <text:p text:style-name="P10">Notes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4</meta:editing-cycles>
    <meta:creation-date>2024-02-05T18:33:00</meta:creation-date>
    <dc:date>2024-05-04T15:15:44.333000000</dc:date>
    <meta:editing-duration>PT2H8M9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7" meta:word-count="185" meta:character-count="1072" meta:non-whitespace-character-count="914"/>
    <meta:user-defined meta:name="AppVersion">16.0000</meta:user-defined>
    <meta:template xlink:type="simple" xlink:actuate="onRequest" xlink:title="Normal" xlink:href=""/>
  </office:meta>
</office:document-meta>
</file>